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text>We use the chain rule to calculate the partial derivative of error with respect to a weight </mtext>
            <msub>
              <mi>w</mi>
              <mrow>
                <mi>i</mi>
                <mi>j</mi>
              </mrow>
            </msub>
            <mtext>:</mtext>
          </mrow>
        </mtd>
      </mtr>
      <mtr>
        <mtd>
          <mrow>
            <mrow>
              <mfrac>
                <mrow>
                  <mo stretchy="false">∂</mo>
                  <mi>E</mi>
                </mrow>
                <mrow>
                  <mo stretchy="false">∂</mo>
                  <msub>
                    <mi>w</mi>
                    <mrow>
                      <mi>i</mi>
                      <mi>j</mi>
                    </mrow>
                  </msub>
                </mrow>
              </mfrac>
              <mo stretchy="false">=</mo>
              <mrow>
                <mfrac>
                  <mrow>
                    <mo stretchy="false">∂</mo>
                    <mi>E</mi>
                  </mrow>
                  <mrow>
                    <mo stretchy="false">∂</mo>
                    <msub>
                      <mi>y</mi>
                      <mi>j</mi>
                    </msub>
                  </mrow>
                </mfrac>
              </mrow>
            </mrow>
            <mrow>
              <mfrac>
                <mrow>
                  <mo stretchy="false">∂</mo>
                  <msub>
                    <mi>y</mi>
                    <mi>j</mi>
                  </msub>
                </mrow>
                <mrow>
                  <mo stretchy="false">∂</mo>
                  <msub>
                    <mi mathvariant="italic">net</mi>
                    <mi>j</mi>
                  </msub>
                </mrow>
              </mfrac>
            </mrow>
            <mrow>
              <mfrac>
                <mrow>
                  <mo stretchy="false">∂</mo>
                  <msub>
                    <mi mathvariant="italic">net</mi>
                    <mi>j</mi>
                  </msub>
                </mrow>
                <mrow>
                  <mo stretchy="false">∂</mo>
                  <msub>
                    <mi>w</mi>
                    <mrow>
                      <mi>i</mi>
                      <mi>j</mi>
                    </mrow>
                  </msub>
                </mrow>
              </mfrac>
            </mrow>
          </mrow>
        </mtd>
      </mtr>
      <mtr>
        <mtd>
          <mrow>
            <mtext>As only one sum in calcuating the value at a neuron depends on </mtext>
            <msub>
              <mi>w</mi>
              <mrow>
                <mi>i</mi>
                <mi>j</mi>
              </mrow>
            </msub>
            <mtext> as shown in the equation </mtext>
          </mrow>
        </mtd>
      </mtr>
      <mtr>
        <mtd>
          <mrow>
            <mtext>in 2.4 we can say:</mtext>
          </mrow>
        </mtd>
      </mtr>
      <mtr>
        <mtd>
          <mrow>
            <mrow>
              <mrow>
                <mfrac>
                  <mrow>
                    <mo stretchy="false">∂</mo>
                    <msub>
                      <mi mathvariant="italic">net</mi>
                      <mi>i</mi>
                    </msub>
                  </mrow>
                  <mrow>
                    <mo stretchy="false">∂</mo>
                    <msub>
                      <mi>w</mi>
                      <mrow>
                        <mi>i</mi>
                        <mi>j</mi>
                      </mrow>
                    </msub>
                  </mrow>
                </mfrac>
              </mrow>
              <mo stretchy="false">=</mo>
              <msub>
                <mi>y</mi>
                <mi>i</mi>
              </msub>
            </mrow>
          </mrow>
        </mtd>
      </mtr>
      <mtr>
        <mtd>
          <mrow>
            <mtext>The derivative of the output of the nueron j with respect to its input is the partial derivative of</mtext>
          </mrow>
        </mtd>
      </mtr>
      <mtr>
        <mtd>
          <mrow>
            <mtext>the activation function since we are using the sigmoid function this is:</mtext>
          </mrow>
        </mtd>
      </mtr>
      <mtr>
        <mtd>
          <mrow>
            <mrow>
              <mrow>
                <mfrac>
                  <mrow>
                    <mo stretchy="false">∂</mo>
                    <msub>
                      <mi>y</mi>
                      <mi>j</mi>
                    </msub>
                  </mrow>
                  <mrow>
                    <mo stretchy="false">∂</mo>
                    <msub>
                      <mi mathvariant="italic">net</mi>
                      <mi>j</mi>
                    </msub>
                  </mrow>
                </mfrac>
              </mrow>
              <mo stretchy="false">=</mo>
              <mi>sig</mi>
            </mrow>
            <mrow>
              <mo stretchy="false">(</mo>
              <mrow>
                <msub>
                  <mi mathvariant="italic">net</mi>
                  <mi>j</mi>
                </msub>
              </mrow>
              <mo stretchy="false">)</mo>
            </mrow>
            <mrow>
              <mo stretchy="false">(</mo>
              <mrow>
                <mrow>
                  <mn>1</mn>
                  <mo stretchy="false">−</mo>
                  <mi>sig</mi>
                </mrow>
                <mrow>
                  <mo stretchy="false">(</mo>
                  <mrow>
                    <msub>
                      <mi mathvariant="italic">net</mi>
                      <mi>j</mi>
                    </msub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text>now we need to derive the nets output, if the neuron is in the output this is pretty straight </mtext>
          </mrow>
        </mtd>
      </mtr>
      <mtr>
        <mtd>
          <mrow>
            <mtext>forward as </mtext>
            <mrow>
              <msub>
                <mi>y</mi>
                <mi>j</mi>
              </msub>
              <mo stretchy="false">=</mo>
              <mi>y</mi>
            </mrow>
            <mtext>:</mtext>
          </mrow>
        </mtd>
      </mtr>
      <mtr>
        <mtd>
          <mrow>
            <mrow>
              <mfrac>
                <mrow>
                  <mo stretchy="false">∂</mo>
                  <mi>E</mi>
                </mrow>
                <mrow>
                  <mo stretchy="false">∂</mo>
                  <msub>
                    <mi>y</mi>
                    <mrow>
                      <mi>i</mi>
                    </mrow>
                  </msub>
                </mrow>
              </mfrac>
              <mo stretchy="false">=</mo>
              <mfrac>
                <mrow>
                  <mn>1</mn>
                </mrow>
                <mrow>
                  <mn>2</mn>
                </mrow>
              </mfrac>
            </mrow>
            <mn>2</mn>
            <mrow>
              <mrow>
                <mo stretchy="false">(</mo>
                <mrow>
                  <mrow>
                    <msub>
                      <mi>y</mi>
                      <mi>k</mi>
                    </msub>
                    <mo stretchy="false">−</mo>
                    <msub>
                      <mi>o</mi>
                      <mi>k</mi>
                    </msub>
                  </mrow>
                </mrow>
                <mo stretchy="false">)</mo>
              </mrow>
              <mo stretchy="false">=</mo>
              <mrow>
                <mi>y</mi>
                <mo stretchy="false">−</mo>
                <mi>o</mi>
              </mrow>
            </mrow>
          </mrow>
        </mtd>
      </mtr>
      <mtr>
        <mtd>
          <mrow>
            <mtext>if</mtext>
            <mi>j</mi>
            <mtext>is not in the output and is in the hidden layer there is a little bit more to it:</mtext>
          </mrow>
        </mtd>
      </mtr>
      <mtr>
        <mtd>
          <mrow>
            <mtext>Considering </mtext>
            <mi>E</mi>
            <mtext> as a function of the inputs of all the nuerons</mtext>
            <mrow>
              <mi>N</mi>
              <mo stretchy="false">=</mo>
              <mi>u</mi>
            </mrow>
            <mi>,</mi>
            <mi>v</mi>
            <mi>,</mi>
            <mn>....</mn>
            <mi>w</mi>
            <mtext>reciving input </mtext>
          </mrow>
        </mtd>
      </mtr>
      <mtr>
        <mtd>
          <mrow>
            <mtext>from the nueron j we derive:</mtext>
          </mrow>
        </mtd>
      </mtr>
      <mtr>
        <mtd>
          <mrow>
            <mrow>
              <mrow>
                <mfrac>
                  <mrow>
                    <mo stretchy="false">∂</mo>
                    <mi>E</mi>
                    <mrow>
                      <mo stretchy="false">(</mo>
                      <mrow>
                        <msub>
                          <mi>y</mi>
                          <mi>j</mi>
                        </msub>
                      </mrow>
                      <mo stretchy="false">)</mo>
                    </mrow>
                  </mrow>
                  <mrow>
                    <mo stretchy="false">∂</mo>
                    <msub>
                      <mi>y</mi>
                      <mi>j</mi>
                    </msub>
                  </mrow>
                </mfrac>
              </mrow>
              <mo stretchy="false">=</mo>
              <mrow>
                <mfrac>
                  <mrow>
                    <mo stretchy="false">∂</mo>
                    <mi>E</mi>
                    <mrow>
                      <mo stretchy="false">(</mo>
                      <mrow>
                        <msub>
                          <mi mathvariant="italic">net</mi>
                          <mi>u</mi>
                        </msub>
                        <mi>,</mi>
                        <msub>
                          <mi mathvariant="italic">net</mi>
                          <mi>v</mi>
                        </msub>
                        <mi>,</mi>
                        <mn>...</mn>
                        <msub>
                          <mi mathvariant="italic">net</mi>
                          <mi>w</mi>
                        </msub>
                      </mrow>
                      <mo stretchy="false">)</mo>
                    </mrow>
                  </mrow>
                  <mrow>
                    <mo stretchy="false">∂</mo>
                    <msub>
                      <mi>y</mi>
                      <mi>j</mi>
                    </msub>
                  </mrow>
                </mfrac>
              </mrow>
            </mrow>
          </mrow>
        </mtd>
      </mtr>
      <mtr>
        <mtd>
          <mrow>
            <mtext>and now taking the total derivative of this with respect to </mtext>
            <msub>
              <mi>y</mi>
              <mi>j</mi>
            </msub>
            <mtext>we get:</mtext>
          </mrow>
        </mtd>
      </mtr>
      <mtr>
        <mtd>
          <mrow>
            <mrow>
              <mrow>
                <mrow>
                  <mfrac>
                    <mrow>
                      <mo stretchy="false">∂</mo>
                      <mi>E</mi>
                    </mrow>
                    <mrow>
                      <mo stretchy="false">∂</mo>
                      <msub>
                        <mi>y</mi>
                        <mi>j</mi>
                      </msub>
                    </mrow>
                  </mfrac>
                </mrow>
                <mo stretchy="false">=</mo>
                <mrow>
                  <munder>
                    <mo stretchy="false">∑</mo>
                    <mrow>
                      <mrow>
                        <mi>n</mi>
                        <mo stretchy="false">∈</mo>
                        <mi>N</mi>
                      </mrow>
                    </mrow>
                  </munder>
                  <mrow>
                    <mo stretchy="false">(</mo>
                    <mrow>
                      <mrow>
                        <mfrac>
                          <mrow>
                            <mo stretchy="false">∂</mo>
                            <mi>E</mi>
                          </mrow>
                          <mrow>
                            <mo stretchy="false">∂</mo>
                            <msub>
                              <mi mathvariant="italic">net</mi>
                              <mi>n</mi>
                            </msub>
                          </mrow>
                        </mfrac>
                      </mrow>
                      <mrow>
                        <mfrac>
                          <mrow>
                            <mo stretchy="false">∂</mo>
                            <msub>
                              <mi mathvariant="italic">net</mi>
                              <mi>n</mi>
                            </msub>
                          </mrow>
                          <mrow>
                            <mo stretchy="false">∂</mo>
                            <msub>
                              <mi>y</mi>
                              <mi>j</mi>
                            </msub>
                          </mrow>
                        </mfrac>
                      </mrow>
                    </mrow>
                    <mo stretchy="false">)</mo>
                  </mrow>
                </mrow>
              </mrow>
              <mo stretchy="false">=</mo>
              <mrow>
                <munder>
                  <mo stretchy="false">∑</mo>
                  <mrow>
                    <mrow>
                      <mi>n</mi>
                      <mo stretchy="false">∈</mo>
                      <mi>N</mi>
                    </mrow>
                  </mrow>
                </munder>
                <mrow>
                  <mo stretchy="false">(</mo>
                  <mrow>
                    <mrow>
                      <mfrac>
                        <mrow>
                          <mo stretchy="false">∂</mo>
                          <mi>E</mi>
                        </mrow>
                        <mrow>
                          <mo stretchy="false">∂</mo>
                          <msub>
                            <mi>y</mi>
                            <mi>n</mi>
                          </msub>
                        </mrow>
                      </mfrac>
                    </mrow>
                    <mrow>
                      <mfrac>
                        <mrow>
                          <mo stretchy="false">∂</mo>
                          <msub>
                            <mi>o</mi>
                            <mi>n</mi>
                          </msub>
                        </mrow>
                        <mrow>
                          <mo stretchy="false">∂</mo>
                          <msub>
                            <mi mathvariant="italic">net</mi>
                            <mi>j</mi>
                          </msub>
                        </mrow>
                      </mfrac>
                    </mrow>
                    <msub>
                      <mi>w</mi>
                      <mrow>
                        <mi>j</mi>
                        <mi>n</mi>
                      </mrow>
                    </msub>
                  </mrow>
                  <mo stretchy="false">)</mo>
                </mrow>
              </mrow>
            </mrow>
          </mrow>
        </mtd>
      </mtr>
      <mtr>
        <mtd>
          <mrow>
            <mtext>Now putting everything above together we get the partial derivate of the error with respect </mtext>
          </mrow>
        </mtd>
      </mtr>
      <mtr>
        <mtd>
          <mrow>
            <mtext>to the network weight :</mtext>
          </mrow>
        </mtd>
      </mtr>
      <mtr>
        <mtd>
          <mrow>
            <mrow>
              <mrow>
                <mfrac>
                  <mrow>
                    <mo stretchy="false">∂</mo>
                    <mi>E</mi>
                  </mrow>
                  <mrow>
                    <mo stretchy="false">∂</mo>
                    <msub>
                      <mi>w</mi>
                      <mrow>
                        <mi>i</mi>
                        <mi>j</mi>
                      </mrow>
                    </msub>
                  </mrow>
                </mfrac>
              </mrow>
              <mo stretchy="false">=</mo>
              <msub>
                <mo stretchy="false">δ</mo>
                <mi>j</mi>
              </msub>
            </mrow>
            <msub>
              <mi>y</mi>
              <mi>j</mi>
            </msub>
          </mrow>
        </mtd>
      </mtr>
      <mtr>
        <mtd>
          <mrow>
            <mrow>
              <msub>
                <mo stretchy="false">δ</mo>
                <mi>j</mi>
              </msub>
              <mo stretchy="false">=</mo>
              <mrow>
                <mfrac>
                  <mrow>
                    <mo stretchy="false">∂</mo>
                    <mi>E</mi>
                  </mrow>
                  <mrow>
                    <mo stretchy="false">∂</mo>
                    <msub>
                      <mi>y</mi>
                      <mi>j</mi>
                    </msub>
                  </mrow>
                </mfrac>
              </mrow>
            </mrow>
            <mrow>
              <mrow>
                <mfrac>
                  <mrow>
                    <mo stretchy="false">∂</mo>
                    <msub>
                      <mi>y</mi>
                      <mi>j</mi>
                    </msub>
                  </mrow>
                  <mrow>
                    <mo stretchy="false">∂</mo>
                    <msub>
                      <mi mathvariant="italic">net</mi>
                      <mi>j</mi>
                    </msub>
                  </mrow>
                </mfrac>
              </mrow>
              <mo stretchy="false">=</mo>
              <mfenced open="{" close="}">
                <mrow>
                  <mtable>
                    <mtr>
                      <mtd>
                        <mrow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j</mi>
                                </msub>
                                <mo stretchy="false">−</mo>
                                <msub>
                                  <mi>o</mi>
                                  <mi>j</mi>
                                </msub>
                              </mrow>
                            </mrow>
                            <mo stretchy="false">)</mo>
                          </mrow>
                          <msub>
                            <mi>y</mi>
                            <mi>j</mi>
                          </msub>
                          <mrow>
                            <mo stretchy="false">(</mo>
                            <mrow>
                              <mrow>
                                <mn>1</mn>
                                <mo stretchy="false">−</mo>
                                <msub>
                                  <mi>y</mi>
                                  <mi>j</mi>
                                </msub>
                              </mrow>
                            </mrow>
                            <mo stretchy="false">)</mo>
                          </mrow>
                          <mtext>        if </mtext>
                          <mi>j</mi>
                          <mtext> is an the output layer</mtext>
                        </mrow>
                      </mtd>
                    </mtr>
                    <mtr>
                      <mtd>
                        <mrow>
                          <mrow>
                            <mo stretchy="false">(</mo>
                            <mrow>
                              <mrow>
                                <munder>
                                  <mo stretchy="false">∑</mo>
                                  <mrow>
                                    <mrow>
                                      <mi>n</mi>
                                      <mo stretchy="false">∈</mo>
                                      <mi>N</mi>
                                    </mrow>
                                  </mrow>
                                </munder>
                                <mrow>
                                  <msub>
                                    <mo stretchy="false">δ</mo>
                                    <mi>n</mi>
                                  </msub>
                                  <msub>
                                    <mi>w</mi>
                                    <mrow>
                                      <mi>j</mi>
                                      <mi>n</mi>
                                    </mrow>
                                  </msub>
                                </mrow>
                              </mrow>
                            </mrow>
                            <mo stretchy="false">)</mo>
                          </mrow>
                          <msub>
                            <mi>y</mi>
                            <mi>j</mi>
                          </msub>
                          <mrow>
                            <mo stretchy="false">(</mo>
                            <mrow>
                              <mrow>
                                <mn>1</mn>
                                <mo stretchy="false">−</mo>
                                <msub>
                                  <mi>y</mi>
                                  <mi>j</mi>
                                </msub>
                              </mrow>
                            </mrow>
                            <mo stretchy="false">)</mo>
                          </mrow>
                          <mtext>   if </mtext>
                          <mi>j</mi>
                          <mtext>is in the hiden layer</mtext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text> now to update the weights we use a learning rate </mtext>
            <mo stretchy="false">α</mo>
            <mtext> and update as follows:</mtext>
          </mrow>
        </mtd>
      </mtr>
      <mtr>
        <mtd>
          <mrow>
            <msub>
              <mi>w</mi>
              <mrow>
                <mi>i</mi>
                <mi>j</mi>
              </mrow>
            </msub>
            <mrow>
              <mi mathvariant="normal">:</mi>
              <mo stretchy="false">=</mo>
              <mrow>
                <msub>
                  <mi>w</mi>
                  <mrow>
                    <mi>i</mi>
                    <mi>j</mi>
                  </mrow>
                </msub>
                <mo stretchy="false">−</mo>
                <mo stretchy="false">α</mo>
              </mrow>
            </mrow>
            <mrow>
              <mfrac>
                <mrow>
                  <mo stretchy="false">∂</mo>
                  <mi>E</mi>
                </mrow>
                <mrow>
                  <mo stretchy="false">∂</mo>
                  <msub>
                    <mi>w</mi>
                    <mrow>
                      <mi>i</mi>
                      <mi>j</mi>
                    </mrow>
                  </msub>
                </mrow>
              </mfrac>
            </mrow>
          </mrow>
        </mtd>
      </mtr>
    </mtable>
    <annotation encoding="StarMath 5.0">"We use the chain rule to calculate the partial derivative of error with respect to a weight "w_{i j} ":" newline

alignl {alignc partial E} over {alignc partial w_{i j}} = { {alignc partial E} over {alignc partial y_j} } { {alignc partial y_j} over {alignc partial net_j} } { {alignc partial net_j} over {alignc partial w_{i j}} } newline

alignl "As only one sum in calcuating the value at a neuron depends on "w_{i j} " as shown in the equation "newline"in 2.4 we can say:" 
newline

alignl {{alignc partial net_i}over{alignc partial w_{i j}}} = y_i
newline

alignl "The derivative of the output of the nueron j with respect to its input is the partial derivative of"newline"the activation function since we are using the sigmoid function this is:"
newline

alignl {{alignc partial y_j} over {alignc partial net_j}} = func sig(net_j)(1 - func sig(net_j))
newline

alignl "now we need to derive the nets output, if the neuron is in the output this is pretty straight "newline"forward as "y_j = y ":"
newline

alignl {partial E}over {partial y_{i}} = {1}over{2}2(y_k - o_k)= y-o 
newline

alignl "if" j "is not in the output and is in the hidden layer there is a little bit more to it:"newline "Considering "E" as a function of the inputs of all the nuerons" N = u,v,....w "reciving input "newline"from the nueron j we derive:"
newline

alignl {{alignc partial E(y_j)} over {alignc partial y_j}} = {{alignc partial E(net_u,net_v,...net_w)} over {alignc partial y_j}}
newline

alignl "and now taking the total derivative of this with respect to "y_j "we get:" 
newline

alignl {{alignc partial E} over {alignc partial y_j}} = sum from {n in N} ({{alignc partial E} over {alignc partial net_n}} { {alignc partial net_n} over {alignc partial y_j} } ) = sum from {n in N} ({{alignc partial E} over {alignc partial y_n}} { {alignc partial o_n} over {alignc partial net_j} } w_{j n})
newline

alignl "Now putting everything above together we get the partial derivate of the error with respect "newline"to the network weight :"
newline

alignl {{alignc partial E} over {alignc partial w_{i j}}} = %delta_j y_j
newline

alignl %delta_j = { {alignc partial E} over {alignc partial y_j} } { {alignc partial y_j} over {alignc partial net_j} } = left lbrace binom{(y_j - o_j) y_j(1-y_j) "        if "j" is an the output layer"}{ (sum from {n in N}{%delta_n w_{j n}}) y_j(1-y_j) "   if "j"is in the hiden layer" }  right rbrace 
newline


alignl " now to update the weights we use a learning rate " %alpha " and update as follows:"
newline 

alignl w_{i j} := w_{i j} - %alpha {{alignc partial E} over {alignc partial w_{i j}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oin murphy</meta:initial-creator>
    <meta:creation-date>2016-05-18T21:49:33.94</meta:creation-date>
    <meta:generator>OpenOffice/4.1.1$Win32 OpenOffice.org_project/411m6$Build-9775</meta:generator>
  </office:meta>
</office:document-meta>
</file>